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weight="bold" officeooo:rsid="001cc7eb" officeooo:paragraph-rsid="001cc7eb" fo:background-color="#c9211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20pt" fo:font-weight="bold" officeooo:rsid="001dc47e" officeooo:paragraph-rsid="001dc47e" fo:background-color="transparent" style:font-size-asian="17.5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1dc47e" officeooo:paragraph-rsid="001dc47e" fo:background-color="transparent" style:font-size-asian="13.1000003814697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1f62a5" officeooo:paragraph-rsid="001f62a5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1f8f55" officeooo:paragraph-rsid="001f8f55" fo:background-color="transparent" style:font-size-asian="13.1000003814697pt" style:font-weight-asian="bold" style:font-size-complex="15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203ed7" officeooo:paragraph-rsid="00203ed7" fo:background-color="transparent" style:font-size-asian="13.1000003814697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2232b2" officeooo:paragraph-rsid="002232b2" fo:background-color="transparent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5pt" fo:font-weight="bold" officeooo:rsid="002232b2" officeooo:paragraph-rsid="002232b2" fo:background-color="transparent" style:font-size-asian="13.1000003814697pt" style:font-weight-asian="bold" style:font-size-complex="15pt" style:font-weight-complex="bold"/>
    </style:style>
    <style:style style:name="T1" style:family="text">
      <style:text-properties officeooo:rsid="001cd2e7"/>
    </style:style>
    <style:style style:name="T2" style:family="text">
      <style:text-properties officeooo:rsid="001f62a5"/>
    </style:style>
    <style:style style:name="T3" style:family="text">
      <style:text-properties officeooo:rsid="001f8f55"/>
    </style:style>
    <style:style style:name="T4" style:family="text">
      <style:text-properties officeooo:rsid="00203ed7"/>
    </style:style>
    <style:style style:name="T5" style:family="text">
      <style:text-properties officeooo:rsid="002232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.9.20 - Николаев Михаил - 8Б Класс — <text:span text:style-name="T1">Тест</text:span></text:p>
      <text:p text:style-name="P1"/>
      <text:p text:style-name="P1"/>
      <text:p text:style-name="P2">Вопросы:</text:p>
      <text:list xml:id="list2331195140" text:style-name="L1">
        <text:list-item>
          <text:p text:style-name="P3"><text:span text:style-name="T2">С</text:span>лово этнос в <text:s/>переводе с греческого означает?</text:p>
          <text:list>
            <text:list-item>
              <text:p text:style-name="P4">#Народ</text:p>
            </text:list-item>
            <text:list-item>
              <text:p text:style-name="P4">Чай</text:p>
            </text:list-item>
            <text:list-item>
              <text:p text:style-name="P4">Мир</text:p>
            </text:list-item>
            <text:list-item>
              <text:p text:style-name="P4">Чайник</text:p>
            </text:list-item>
          </text:list>
        </text:list-item>
        <text:list-item>
          <text:p text:style-name="P4">Что относится к народу? <text:span text:style-name="T4">(2нар)</text:span></text:p>
          <text:list>
            <text:list-item>
              <text:p text:style-name="P4">#Китайцы </text:p>
            </text:list-item>
            <text:list-item>
              <text:p text:style-name="P4">#Русские </text:p>
            </text:list-item>
            <text:list-item>
              <text:p text:style-name="P4">Токарный станок (УВЛ-2344-СЕРИЯ-Б)</text:p>
            </text:list-item>
            <text:list-item>
              <text:p text:style-name="P4">Стиральная машинка купить онлайн</text:p>
            </text:list-item>
          </text:list>
        </text:list-item>
        <text:list-item>
          <text:p text:style-name="P4">Правда ли что Россия самая большая страна?</text:p>
          <text:list>
            <text:list-item>
              <text:p text:style-name="P4">#Да</text:p>
            </text:list-item>
            <text:list-item>
              <text:p text:style-name="P4">Нет</text:p>
            </text:list-item>
          </text:list>
        </text:list-item>
        <text:list-item>
          <text:p text:style-name="P4">В каком году Крым стал российским?</text:p>
          <text:list>
            <text:list-item>
              <text:p text:style-name="P4">#2014г</text:p>
            </text:list-item>
            <text:list-item>
              <text:p text:style-name="P4">2011г</text:p>
            </text:list-item>
            <text:list-item>
              <text:p text:style-name="P4">2007г</text:p>
            </text:list-item>
            <text:list-item>
              <text:p text:style-name="P4">1993г</text:p>
            </text:list-item>
          </text:list>
        </text:list-item>
        <text:list-item>
          <text:p text:style-name="P4">Сопоставьте</text:p>
          <text:list>
            <text:list-item>
              <text:p text:style-name="P4"><text:span text:style-name="T3">#</text:span>Татарстан — 2млн </text:p>
            </text:list-item>
            <text:list-item>
              <text:p text:style-name="P5">#Башкоторстан — 1млн</text:p>
            </text:list-item>
            <text:list-item>
              <text:p text:style-name="P5">#Урал — 1,6млн</text:p>
            </text:list-item>
          </text:list>
        </text:list-item>
        <text:list-item>
          <text:p text:style-name="P4">Шифрование</text:p>
          <text:list>
            <text:list-header>
              <text:p text:style-name="P6">[Этнос]Сонтэ — с перевода греческого на русский народ</text:p>
            </text:list-header>
          </text:list>
        </text:list-item>
        <text:list-item>
          <text:p text:style-name="P4">Русским языком владеют?</text:p>
          <text:list>
            <text:list-item>
              <text:p text:style-name="P6">#Русские и 20млн других</text:p>
            </text:list-item>
            <text:list-item>
              <text:p text:style-name="P6">Украинцы</text:p>
            </text:list-item>
            <text:list-item>
              <text:p text:style-name="P6">Корейцы</text:p>
            </text:list-item>
            <text:list-item>
              <text:p text:style-name="P6">Индусы</text:p>
            </text:list-item>
          </text:list>
        </text:list-item>
        <text:list-item>
          <text:p text:style-name="P4">Самые большие страны (2стр)</text:p>
          <text:list>
            <text:list-item>
              <text:p text:style-name="P6">#<text:span text:style-name="T5">Россия</text:span></text:p>
            </text:list-item>
            <text:list-item>
              <text:p text:style-name="P7">#США</text:p>
            </text:list-item>
            <text:list-item>
              <text:p text:style-name="P7">Китай</text:p>
            </text:list-item>
            <text:list-item>
              <text:p text:style-name="P7">Украина</text:p>
            </text:list-item>
          </text:list>
        </text:list-item>
        <text:list-item>
          <text:p text:style-name="P4">Есть ли православие в России?</text:p>
          <text:list>
            <text:list-item>
              <text:p text:style-name="P7">#Да</text:p>
            </text:list-item>
            <text:list-item>
              <text:p text:style-name="P7">Нет</text:p>
            </text:list-item>
          </text:list>
        </text:list-item>
      </text:list>
      <text:p text:style-name="P8"/>
      <text:p text:style-name="P8"/>
      <text:p text:style-name="P8"># - ВЕРНЫЙ ОТВЕ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style:font-name="Ubuntu" fo:font-family="Ubuntu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51:15.036116123</meta:creation-date>
    <dc:date>2022-09-21T20:15:31.128897424</dc:date>
    <meta:editing-duration>PT18M25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1" meta:paragraph-count="40" meta:word-count="133" meta:character-count="698" meta:non-whitespace-character-count="632"/>
  </office:meta>
</office:document-meta>
</file>